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wiss911 UCm BT" svg:font-family="'Swiss911 UCm B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svg:stroke-color="#f1df6f" draw:fill-color="#f1df6f" draw:textarea-horizontal-align="justify" draw:textarea-vertical-align="middle" draw:auto-grow-height="false" fo:min-height="1.401cm" fo:min-width="23.198cm"/>
    </style:style>
    <style:style style:name="gr2" style:family="graphic" style:parent-style-name="standard">
      <style:graphic-properties svg:stroke-color="#f1df6f" draw:fill-color="#f1df6f" draw:textarea-horizontal-align="justify" draw:textarea-vertical-align="middle" draw:auto-grow-height="false" fo:min-height="0.766cm" fo:min-width="23.757cm"/>
    </style:style>
    <style:style style:name="gr3" style:family="graphic" style:parent-style-name="standard">
      <style:graphic-properties svg:stroke-color="#f1df6f" draw:fill-color="#f1df6f" draw:textarea-horizontal-align="justify" draw:textarea-vertical-align="middle" draw:auto-grow-height="false" fo:min-height="11.307cm" fo:min-width="2.548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147cm" fo:min-width="6.86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958cm"/>
    </style:style>
    <style:style style:name="gr6" style:family="graphic" style:parent-style-name="standard">
      <style:graphic-properties svg:stroke-color="#f1df6f" draw:fill-color="#f1df6f" draw:textarea-horizontal-align="justify" draw:textarea-vertical-align="middle" draw:auto-grow-height="false" fo:min-height="0.766cm" fo:min-width="25.535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99ccff" draw:textarea-horizontal-align="justify" draw:textarea-vertical-align="middle" draw:auto-grow-height="false" fo:min-height="0.813cm" fo:min-width="2.468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3399ff" draw:textarea-horizontal-align="justify" draw:textarea-vertical-align="middle" draw:auto-grow-height="false" fo:min-height="0.813cm" fo:min-width="2.46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3399ff" draw:textarea-horizontal-align="justify" draw:textarea-vertical-align="middle" draw:auto-grow-height="false" fo:min-height="1.448cm" fo:min-width="2.46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33" draw:textarea-horizontal-align="justify" draw:textarea-vertical-align="middle" draw:auto-grow-height="false" fo:min-height="0.432cm" fo:min-width="2.46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3399ff" draw:textarea-horizontal-align="justify" draw:textarea-vertical-align="middle" draw:auto-grow-height="false" fo:min-height="1.448cm" fo:min-width="2.468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82cm"/>
    </style:style>
    <style:style style:name="gr14" style:family="graphic" style:parent-style-name="standard">
      <style:graphic-properties svg:stroke-color="#f1df6f" draw:fill-color="#f1df6f" draw:textarea-horizontal-align="justify" draw:textarea-vertical-align="middle" draw:auto-grow-height="false" fo:min-height="12.958cm" fo:min-width="2.548cm"/>
    </style:style>
    <style:style style:name="gr15" style:family="graphic" style:parent-style-name="standard">
      <style:graphic-properties svg:stroke-color="#f1df6f" draw:fill-color="#f1df6f" draw:textarea-horizontal-align="justify" draw:textarea-vertical-align="middle" draw:auto-grow-height="false" fo:min-height="0.766cm" fo:min-width="24.265cm"/>
    </style:style>
    <style:style style:name="gr16" style:family="graphic" style:parent-style-name="standard">
      <style:graphic-properties svg:stroke-color="#f1df6f" draw:fill-color="#f1df6f" draw:textarea-horizontal-align="justify" draw:textarea-vertical-align="middle" draw:auto-grow-height="false" fo:min-height="1.401cm" fo:min-width="24.038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0000" draw:textarea-horizontal-align="justify" draw:textarea-vertical-align="middle" draw:auto-grow-height="false" fo:min-height="1.401cm" fo:min-width="2.29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19" style:family="graphic" style:parent-style-name="standard">
      <style:graphic-properties svg:stroke-color="#cc6666" draw:fill-color="#cc6666" draw:textarea-horizontal-align="justify" draw:textarea-vertical-align="middle" draw:auto-grow-height="false" fo:min-height="0.893cm" fo:min-width="21.979cm"/>
    </style:style>
    <style:style style:name="gr20" style:family="graphic" style:parent-style-name="standard">
      <style:graphic-properties svg:stroke-color="#f1df6f" draw:fill-color="#f1df6f" draw:textarea-horizontal-align="justify" draw:textarea-vertical-align="middle" draw:auto-grow-height="false" fo:min-height="1.147cm" fo:min-width="1.024cm"/>
    </style:style>
    <style:style style:name="gr21" style:family="graphic" style:parent-style-name="standard">
      <style:graphic-properties svg:stroke-color="#cc6666" draw:fill-color="#cc6666" draw:textarea-horizontal-align="justify" draw:textarea-vertical-align="middle" draw:auto-grow-height="false" fo:min-height="1.147cm" fo:min-width="1.024cm"/>
    </style:style>
    <style:style style:name="gr22" style:family="graphic" style:parent-style-name="standard">
      <style:graphic-properties svg:stroke-color="#cc6666" draw:fill-color="#cc6666" draw:textarea-horizontal-align="justify" draw:textarea-vertical-align="middle" draw:auto-grow-height="false" fo:min-height="0.893cm" fo:min-width="9.787cm"/>
    </style:style>
    <style:style style:name="gr23" style:family="graphic" style:parent-style-name="standard">
      <style:graphic-properties svg:stroke-color="#cc6666" draw:fill-color="#cc6666" draw:textarea-horizontal-align="justify" draw:textarea-vertical-align="middle" draw:auto-grow-height="false" fo:min-height="0.893cm" fo:min-width="21.471cm"/>
    </style:style>
    <style:style style:name="gr24" style:family="graphic" style:parent-style-name="standard">
      <style:graphic-properties svg:stroke-width="0.081cm" svg:stroke-color="#ffffff" draw:marker-start-width="0.321cm" draw:marker-end-width="0.321cm" draw:fill-color="#99ccff" draw:textarea-horizontal-align="justify" draw:textarea-vertical-align="middle" draw:auto-grow-height="false" fo:min-height="0.432cm" fo:min-width="5.008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fffff" draw:marker-start-width="0.321cm" draw:marker-end-width="0.321cm" draw:fill-color="#ffffcc" draw:textarea-horizontal-align="justify" draw:textarea-vertical-align="middle" draw:auto-grow-height="false" fo:min-height="0.432cm" fo:min-width="5.008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svg:stroke-color="#000000" draw:marker-start-width="0.279cm" draw:marker-end-width="0.279cm" draw:fill="none" draw:fill-color="#f1df6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81cm" svg:stroke-color="#ffffff" draw:marker-start-width="0.321cm" draw:marker-end-width="0.321cm" draw:fill-color="#99ccff" draw:textarea-horizontal-align="justify" draw:textarea-vertical-align="middle" draw:auto-grow-height="false" fo:min-height="0.432cm" fo:min-width="4.98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ffffff" draw:marker-start-width="0.321cm" draw:marker-end-width="0.321cm" draw:fill-color="#fffccf" draw:textarea-horizontal-align="justify" draw:textarea-vertical-align="middle" draw:auto-grow-height="false" fo:min-height="0.432cm" fo:min-width="4.981cm" fo:padding-top="0.165cm" fo:padding-bottom="0.165cm" fo:padding-left="0.29cm" fo:padding-right="0.29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893cm" fo:min-width="4.834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1df6f" draw:textarea-horizontal-align="justify" draw:textarea-vertical-align="middle" draw:auto-grow-height="false" fo:min-height="0.813cm" fo:min-width="2.468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7.751cm"/>
    </style:style>
    <style:style style:name="gr32" style:family="graphic" style:parent-style-name="standard">
      <style:graphic-properties draw:stroke="none" svg:stroke-color="#000000" draw:fill="none" draw:fill-color="#ffffff" fo:min-height="0.385cm"/>
    </style:style>
    <style:style style:name="gr33" style:family="graphic" style:parent-style-name="standard">
      <style:graphic-properties draw:stroke="none" svg:stroke-color="#000000" draw:fill="none" draw:fill-color="#ffffff" fo:min-height="2.161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0000" draw:textarea-horizontal-align="justify" draw:textarea-vertical-align="middle" draw:auto-grow-height="false" fo:min-height="1.349cm" fo:min-width="2.242cm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fill-color="#f1df6f" draw:textarea-horizontal-align="justify" draw:textarea-vertical-align="middle" draw:auto-grow-height="false" fo:min-height="0.893cm" fo:min-width="0.643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99ccff" draw:textarea-horizontal-align="justify" draw:textarea-vertical-align="middle" draw:auto-grow-height="false" fo:min-height="1.448cm" fo:min-width="2.468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99ccff" draw:textarea-horizontal-align="justify" draw:textarea-vertical-align="middle" draw:auto-grow-height="false" fo:min-height="1.448cm" fo:min-width="2.468cm" fo:padding-top="0.165cm" fo:padding-bottom="0.165cm" fo:padding-left="0.29cm" fo:padding-right="0.29cm"/>
    </style:style>
    <style:style style:name="P1" style:family="paragraph">
      <loext:graphic-properties draw:fill-color="#f1df6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style:font-name="Swiss911 UCm BT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Swiss911 UCm BT" fo:font-size="24pt" style:font-size-asian="24pt" style:font-size-complex="24pt"/>
    </style:style>
    <style:style style:name="P5" style:family="paragraph">
      <loext:graphic-properties draw:fill-color="#99ccff"/>
      <style:paragraph-properties fo:text-align="center"/>
    </style:style>
    <style:style style:name="P6" style:family="paragraph">
      <loext:graphic-properties draw:fill-color="#3399ff"/>
      <style:paragraph-properties fo:text-align="center"/>
    </style:style>
    <style:style style:name="P7" style:family="paragraph">
      <loext:graphic-properties draw:fill-color="#ffff33"/>
      <style:paragraph-properties fo:text-align="center"/>
    </style:style>
    <style:style style:name="P8" style:family="paragraph">
      <style:paragraph-properties fo:text-align="end"/>
      <style:text-properties fo:color="#000000" style:font-name="Swiss911 UCm BT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style:font-name="Swiss911 UCm BT"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end"/>
      <style:text-properties fo:color="#000000" style:font-name="Swiss911 UCm BT" fo:font-size="14pt" style:font-size-asian="14pt" style:font-size-complex="14pt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ffffff"/>
      <style:text-properties style:font-name="Swiss911 UCm BT" fo:font-size="24pt" style:font-size-asian="24pt" style:font-size-complex="24pt"/>
    </style:style>
    <style:style style:name="P13" style:family="paragraph">
      <loext:graphic-properties draw:fill-color="#cc6666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99ccff"/>
      <style:paragraph-properties fo:text-align="center"/>
      <style:text-properties style:font-name="Swiss911 UCm BT"/>
    </style:style>
    <style:style style:name="P16" style:family="paragraph">
      <loext:graphic-properties draw:fill-color="#ffffcc"/>
      <style:paragraph-properties fo:text-align="center"/>
    </style:style>
    <style:style style:name="P17" style:family="paragraph">
      <loext:graphic-properties draw:fill="none" draw:fill-color="#f1df6f"/>
      <style:paragraph-properties fo:text-align="center"/>
    </style:style>
    <style:style style:name="P18" style:family="paragraph">
      <style:paragraph-properties fo:text-align="center"/>
      <style:text-properties fo:color="#111111" style:font-name="Swiss911 UCm BT"/>
    </style:style>
    <style:style style:name="P19" style:family="paragraph">
      <loext:graphic-properties draw:fill-color="#99ccff"/>
      <style:paragraph-properties fo:text-align="center"/>
      <style:text-properties fo:color="#111111" style:font-name="Swiss911 UCm BT"/>
    </style:style>
    <style:style style:name="P20" style:family="paragraph">
      <loext:graphic-properties draw:fill-color="#fffccf"/>
      <style:paragraph-properties fo:text-align="center"/>
    </style:style>
    <style:style style:name="P21" style:family="paragraph">
      <loext:graphic-properties draw:fill-color="#000000"/>
      <style:paragraph-properties fo:text-align="center"/>
      <style:text-properties style:font-name="Swiss911 UCm BT" fo:font-size="24pt" style:font-size-asian="24pt" style:font-size-complex="24pt"/>
    </style:style>
    <style:style style:name="P22" style:family="paragraph">
      <loext:graphic-properties draw:fill-color="#f1df6f"/>
      <style:paragraph-properties fo:text-align="center"/>
      <style:text-properties style:font-name="Swiss911 UCm BT"/>
    </style:style>
    <style:style style:name="P23" style:family="paragraph">
      <style:text-properties style:font-name="Swiss911 UCm BT"/>
    </style:style>
    <style:style style:name="P24" style:family="paragraph">
      <loext:graphic-properties draw:fill="none" draw:fill-color="#ffffff"/>
      <style:text-properties style:font-name="Swiss911 UCm BT"/>
    </style:style>
    <style:style style:name="P25" style:family="paragraph">
      <style:text-properties fo:color="#000000" style:font-name="Swiss911 UCm BT"/>
    </style:style>
    <style:style style:name="P26" style:family="paragraph">
      <loext:graphic-properties draw:fill="none" draw:fill-color="#ffffff"/>
      <style:text-properties fo:color="#000000" style:font-name="Swiss911 UCm BT"/>
    </style:style>
    <style:style style:name="P27" style:family="paragraph">
      <style:paragraph-properties fo:text-align="end"/>
      <style:text-properties fo:color="#000000" style:font-name="Swiss911 UCm BT"/>
    </style:style>
    <style:style style:name="P28" style:family="paragraph">
      <loext:graphic-properties draw:fill="none" draw:fill-color="#ffffff"/>
      <style:paragraph-properties fo:text-align="end"/>
      <style:text-properties fo:color="#000000" style:font-name="Swiss911 UCm BT"/>
    </style:style>
    <style:style style:name="T1" style:family="text">
      <style:text-properties style:font-name="Swiss911 UCm BT" fo:font-size="24pt" style:font-size-asian="24pt" style:font-size-complex="24pt"/>
    </style:style>
    <style:style style:name="T2" style:family="text">
      <style:text-properties fo:color="#000000" style:font-name="Swiss911 UCm BT" fo:font-size="14pt" style:font-size-asian="14pt" style:font-size-complex="14pt"/>
    </style:style>
    <style:style style:name="T3" style:family="text">
      <style:text-properties style:font-name="Swiss911 UCm BT"/>
    </style:style>
    <style:style style:name="T4" style:family="text">
      <style:text-properties fo:color="#111111" style:font-name="Swiss911 UCm BT"/>
    </style:style>
    <style:style style:name="T5" style:family="text">
      <style:text-properties fo:color="#000000" style:font-name="Swiss911 UCm B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98cm" svg:height="1.651cm" svg:x="2.513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57cm" svg:height="1.016cm" svg:x="2.286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1.557cm" svg:x="1.016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66cm" svg:height="1.397cm" svg:x="13.843cm" svg:y="0.6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811cm" svg:height="1.208cm" svg:x="11.584cm" svg:y="0.724cm">
          <draw:text-box>
            <text:p text:style-name="P3"><text:span text:style-name="T1">STAR-FLEET PERSONNEL MANAGER</text:span></text:p>
          </draw:text-box>
        </draw:frame>
        <draw:path draw:style-name="gr6" draw:text-style-name="P1" draw:layer="layout" svg:width="2.516cm" svg:height="1.015cm" svg:x="1.016cm" svg:y="0.762cm" svg:viewBox="0 0 2517 1016" svg:d="M0 1016c113-591 620-1016 1258-1016 639 0 1145 425 1259 1016z">
          <text:p/>
        </draw:path>
        <draw:custom-shape draw:style-name="gr7" draw:text-style-name="P5" draw:layer="layout" svg:width="3.048cm" svg:height="1.143cm" svg:x="1.016cm" svg:y="4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1.143cm" svg:x="1.016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48cm" svg:height="1.778cm" svg:x="1.016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048cm" svg:height="0.762cm" svg:x="1.016cm" svg:y="3.4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8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10.03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286cm" svg:height="0.889cm" svg:x="1.778cm" svg:y="4.318cm">
          <draw:text-box>
            <text:p text:style-name="P8"><text:span text:style-name="T2">New crewman</text:span></text:p>
          </draw:text-box>
        </draw:frame>
        <draw:frame draw:style-name="gr12" draw:text-style-name="P9" draw:layer="layout" svg:width="2.286cm" svg:height="0.889cm" svg:x="1.751cm" svg:y="5.515cm">
          <draw:text-box>
            <text:p text:style-name="P8"><text:span text:style-name="T2">New ship</text:span></text:p>
          </draw:text-box>
        </draw:frame>
        <draw:frame draw:style-name="gr13" draw:text-style-name="P10" draw:layer="layout" svg:width="2.794cm" svg:height="2.07cm" svg:x="1.27cm" svg:y="6.312cm">
          <draw:text-box>
            <text:p text:style-name="P8"><text:span text:style-name="T2">Assign crewman to the ship</text:span></text:p>
          </draw:text-box>
        </draw:frame>
        <draw:frame draw:style-name="gr13" draw:text-style-name="P10" draw:layer="layout" svg:width="2.794cm" svg:height="2.07cm" svg:x="1.27cm" svg:y="8.09cm">
          <draw:text-box>
            <text:p text:style-name="P8"><text:span text:style-name="T2">List all ships and crewmen</text:span></text:p>
          </draw:text-box>
        </draw:frame>
        <draw:frame draw:style-name="gr13" draw:text-style-name="P10" draw:layer="layout" svg:width="2.794cm" svg:height="2.07cm" svg:x="1.27cm" svg:y="9.779cm">
          <draw:text-box>
            <text:p text:style-name="P8"><text:span text:style-name="T2">Find ship of specified crewman</text:span></text:p>
          </draw:text-box>
        </draw:frame>
        <draw:path draw:style-name="gr14" draw:text-style-name="P1" draw:layer="layout" svg:width="3.047cm" svg:height="3.047cm" svg:x="1.016cm" svg:y="11.938cm" svg:viewBox="0 0 3048 3048" svg:d="M1524 0c864 0 1524 660 1524 1524s-660 1524-1524 1524-1524-660-1524-1524 660-1524 1524-1524z">
          <text:p/>
        </draw:path>
        <draw:path draw:style-name="gr15" draw:text-style-name="P1" draw:layer="layout" svg:width="1.014cm" svg:height="1.015cm" svg:x="26.035cm" svg:y="0.762cm" svg:viewBox="0 0 1015 1016" svg:d="M1015 541c-16 272-230 475-507 475-288 0-508-220-508-508s220-508 508-508c277 0 491 203 507 475z">
          <text:p/>
        </draw:path>
        <draw:custom-shape draw:style-name="gr10" draw:text-style-name="P7" draw:layer="layout" svg:width="3.048cm" svg:height="0.762cm" svg:x="1.016cm" svg:y="11.811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1.65cm" svg:height="1.65cm" svg:x="25.399cm" svg:y="13.334cm" svg:viewBox="0 0 1651 1651" svg:d="M825 0c468 0 826 357 826 825s-358 826-826 826-825-358-825-826 357-825 825-825z">
          <text:p/>
        </draw:path>
        <draw:custom-shape draw:style-name="gr17" draw:text-style-name="P11" draw:layer="layout" svg:width="2.794cm" svg:height="1.651cm" svg:x="22.987cm" svg:y="13.33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032cm" svg:height="1.208cm" svg:x="23.368cm" svg:y="13.589cm">
          <draw:text-box>
            <text:p text:style-name="P3"><text:span text:style-name="T1">EXIT</text:span></text:p>
          </draw:text-box>
        </draw:frame>
        <draw:path draw:style-name="gr19" draw:text-style-name="P13" draw:layer="layout" svg:width="1.142cm" svg:height="1.142cm" svg:x="4.571cm" svg:y="2.285cm" svg:viewBox="0 0 1143 1143" svg:d="M571 0c324 0 572 247 572 571s-248 572-572 572-571-248-571-572 247-571 571-571z">
          <text:p/>
        </draw:path>
        <draw:path draw:style-name="gr20" draw:text-style-name="P1" draw:layer="layout" svg:width="1.523cm" svg:height="1.396cm" svg:x="3.175cm" svg:y="1.245cm" svg:viewBox="0 0 1524 1397" svg:d="M888 1333c0 22 1 43 2 64h-890v-1397h1524v528c-372 82-636 402-636 805z">
          <text:p/>
        </draw:path>
        <draw:path draw:style-name="gr21" draw:text-style-name="P13" draw:layer="layout" svg:width="1.523cm" svg:height="1.396cm" draw:transform="rotate (-1.5707963267949) translate (26.443cm 2.54cm)" svg:viewBox="0 0 1524 1397" svg:d="M888 1333c0 22 1 43 2 64h-890v-1397h1524v528c-372 82-636 402-636 805z">
          <text:p/>
        </draw:path>
        <draw:path draw:style-name="gr21" draw:text-style-name="P13" draw:layer="layout" svg:width="1.523cm" svg:height="1.396cm" draw:transform="rotate (-1.5707963267949) translate (26.444cm 2.54cm)" svg:viewBox="0 0 1524 1397" svg:d="M888 1333c0 22 1 43 2 64h-890v-1397h1524v528c-372 82-636 402-636 805z">
          <text:p/>
        </draw:path>
        <draw:path draw:style-name="gr22" draw:text-style-name="P13" draw:layer="layout" svg:width="1.142cm" svg:height="10.286cm" svg:x="25.908cm" svg:y="2.285cm" svg:viewBox="0 0 1143 10287" svg:d="M1143 394v9259h-2c1 9 1 19 2 28v70c-16 295-241 520-536 536h-70c-307-17-536-259-536-571 0-21 1-42 3-63h-4v-9653h635c222 57 403 200 508 394z">
          <text:p/>
        </draw:path>
        <draw:path draw:style-name="gr23" draw:text-style-name="P13" draw:layer="layout" svg:width="21.97cm" svg:height="1.142cm" svg:x="5.079cm" svg:y="2.285cm" svg:viewBox="0 0 21971 1143" svg:d="M21971 390v753h-21971v-1143h21465c221 56 401 198 506 390z">
          <text:p/>
        </draw:path>
        <draw:g>
          <draw:custom-shape draw:style-name="gr24" draw:text-style-name="P15" draw:layer="layout" svg:width="5.588cm" svg:height="0.762cm" svg:x="12.827cm" svg:y="4.953cm">
            <text:p text:style-name="P14"><text:span text:style-name="T3">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5.588cm" svg:height="0.762cm" svg:x="12.827cm" svg:y="5.715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9" draw:layer="layout" svg:width="2.286cm" svg:height="0.889cm" svg:x="1.778cm" svg:y="3.429cm">
          <draw:text-box>
            <text:p text:style-name="P8"><text:span text:style-name="T2">Home</text:span></text:p>
          </draw:text-box>
        </draw:frame>
        <draw:line draw:style-name="gr26" draw:text-style-name="P17" draw:layer="layout" svg:x1="6.985cm" svg:y1="13.208cm" svg:x2="6.985cm" svg:y2="15.115cm">
          <text:p/>
        </draw:line>
        <draw:line draw:style-name="gr26" draw:text-style-name="P17" draw:layer="layout" svg:x1="10.16cm" svg:y1="13.206cm" svg:x2="10.16cm" svg:y2="15.113cm">
          <text:p/>
        </draw:line>
        <draw:line draw:style-name="gr26" draw:text-style-name="P17" draw:layer="layout" svg:x1="13.335cm" svg:y1="13.081cm" svg:x2="13.335cm" svg:y2="14.988cm">
          <text:p/>
        </draw:line>
        <draw:g>
          <draw:custom-shape draw:style-name="gr27" draw:text-style-name="P19" draw:layer="layout" svg:width="5.561cm" svg:height="0.762cm" svg:x="12.854cm" svg:y="8.001cm">
            <text:p text:style-name="P18"><text:span text:style-name="T4">R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draw:layer="layout" svg:width="5.561cm" svg:height="0.762cm" svg:x="12.854cm" svg:y="8.763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5.334cm" svg:height="1.143cm" svg:x="13.912cm" svg:y="2.286cm">
          <text:p text:style-name="P14"><text:span text:style-name="T1">CREATE NEW CREWMAN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3.048cm" svg:height="1.143cm" svg:x="19.812cm" svg:y="10.414cm">
          <text:p text:style-name="P14"><text:span text:style-name="T3">SUBMIT</text:span></text:p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6.477cm" svg:height="8.171cm" svg:x="4.572cm" svg:y="4.318cm">
          <draw:text-box>
            <text:p text:style-name="P23"><text:span text:style-name="T3">145546</text:span><text:span text:style-name="T3"><text:tab/></text:span><text:span text:style-name="T3"><text:tab/></text:span><text:span text:style-name="T3">12</text:span><text:span text:style-name="T3"><text:tab/></text:span><text:span text:style-name="T3">1234</text:span><text:span text:style-name="T3"><text:tab/></text:span><text:span text:style-name="T3">16</text:span></text:p>
            <text:p text:style-name="P23"><text:span text:style-name="T3">7565451232</text:span><text:span text:style-name="T3"><text:tab/></text:span><text:span text:style-name="T3">65</text:span><text:span text:style-name="T3"><text:tab/></text:span><text:span text:style-name="T3">4321</text:span><text:span text:style-name="T3"><text:tab/></text:span><text:span text:style-name="T3">78</text:span></text:p>
            <text:p text:style-name="P23"><text:span text:style-name="T3">456545</text:span><text:span text:style-name="T3"><text:tab/></text:span><text:span text:style-name="T3"><text:tab/></text:span><text:span text:style-name="T3">4</text:span><text:span text:style-name="T3"><text:tab/></text:span><text:span text:style-name="T3">7546</text:span><text:span text:style-name="T3"><text:tab/></text:span><text:span text:style-name="T3">32</text:span></text:p>
            <text:p text:style-name="P23"><text:span text:style-name="T3">243244</text:span><text:span text:style-name="T3"><text:tab/></text:span><text:span text:style-name="T3"><text:tab/></text:span><text:span text:style-name="T3">65</text:span><text:span text:style-name="T3"><text:tab/></text:span><text:span text:style-name="T3">4562</text:span><text:span text:style-name="T3"><text:tab/></text:span><text:span text:style-name="T3">2</text:span></text:p>
            <text:p text:style-name="P23"><text:span text:style-name="T3">456623232</text:span><text:span text:style-name="T3"><text:tab/></text:span><text:span text:style-name="T3">24</text:span><text:span text:style-name="T3"><text:tab/></text:span><text:span text:style-name="T3">546</text:span><text:span text:style-name="T3"><text:tab/></text:span><text:span text:style-name="T3">51</text:span></text:p>
            <text:p text:style-name="P23"><text:span text:style-name="T3">87552122</text:span><text:span text:style-name="T3"><text:tab/></text:span><text:span text:style-name="T3">42</text:span><text:span text:style-name="T3"><text:tab/></text:span><text:span text:style-name="T3">789</text:span><text:span text:style-name="T3"><text:tab/></text:span><text:span text:style-name="T3">35</text:span></text:p>
            <text:p text:style-name="P23"><text:span text:style-name="T3">4521321</text:span><text:span text:style-name="T3"><text:tab/></text:span><text:span text:style-name="T3">55</text:span><text:span text:style-name="T3"><text:tab/></text:span><text:span text:style-name="T3">495</text:span><text:span text:style-name="T3"><text:tab/></text:span><text:span text:style-name="T3">4</text:span></text:p>
            <text:p text:style-name="P23"><text:span text:style-name="T3">22849</text:span><text:span text:style-name="T3"><text:tab/></text:span><text:span text:style-name="T3"><text:tab/></text:span><text:span text:style-name="T3">32</text:span><text:span text:style-name="T3"><text:tab/></text:span><text:span text:style-name="T3">849</text:span><text:span text:style-name="T3"><text:tab/></text:span><text:span text:style-name="T3">17</text:span></text:p>
            <text:p text:style-name="P23"><text:span text:style-name="T3">122379</text:span><text:span text:style-name="T3"><text:tab/></text:span><text:span text:style-name="T3"><text:tab/></text:span><text:span text:style-name="T3">48</text:span><text:span text:style-name="T3"><text:tab/></text:span><text:span text:style-name="T3">438</text:span><text:span text:style-name="T3"><text:tab/></text:span><text:span text:style-name="T3">1</text:span></text:p>
            <text:p text:style-name="P23"><text:span text:style-name="T3">101653</text:span><text:span text:style-name="T3"><text:tab/></text:span><text:span text:style-name="T3"><text:tab/></text:span><text:span text:style-name="T3">20</text:span><text:span text:style-name="T3"><text:tab/></text:span><text:span text:style-name="T3">802</text:span><text:span text:style-name="T3"><text:tab/></text:span><text:span text:style-name="T3">64</text:span></text:p>
            <text:p text:style-name="P23"><text:span text:style-name="T3">5277</text:span><text:span text:style-name="T3"><text:tab/></text:span><text:span text:style-name="T3"><text:tab/></text:span><text:span text:style-name="T3">36</text:span><text:span text:style-name="T3"><text:tab/></text:span><text:span text:style-name="T3">879</text:span><text:span text:style-name="T3"><text:tab/></text:span><text:span text:style-name="T3">36</text:span></text:p>
          </draw:text-box>
        </draw:frame>
        <draw:frame draw:style-name="gr32" draw:text-style-name="P26" draw:layer="layout" svg:width="5.08cm" svg:height="0.971cm" svg:x="5.08cm" svg:y="0.807cm">
          <draw:text-box>
            <text:p text:style-name="P25"><text:span text:style-name="T5">STARDATE 4955.6</text:span></text:p>
          </draw:text-box>
        </draw:frame>
        <draw:line draw:style-name="gr26" draw:text-style-name="P17" draw:layer="layout" svg:x1="5.08cm" svg:y1="0.762cm" svg:x2="5.08cm" svg:y2="1.905cm">
          <text:p/>
        </draw:line>
        <draw:line draw:style-name="gr26" draw:text-style-name="P17" draw:layer="layout" svg:x1="8.382cm" svg:y1="0.762cm" svg:x2="8.382cm" svg:y2="1.905cm">
          <text:p/>
        </draw:line>
        <draw:frame draw:style-name="gr33" draw:text-style-name="P28" draw:layer="layout" svg:width="2.794cm" svg:height="2.411cm" svg:x="7.239cm" svg:y="13.462cm">
          <draw:text-box>
            <text:p text:style-name="P27"><text:span text:style-name="T5">SYSTEM INFORMATION</text:span></text:p>
          </draw:text-box>
        </draw:frame>
        <draw:frame draw:style-name="gr33" draw:text-style-name="P28" draw:layer="layout" svg:width="2.794cm" svg:height="2.411cm" svg:x="10.16cm" svg:y="13.718cm">
          <draw:text-box>
            <text:p text:style-name="P27"><text:span text:style-name="T5">LC-1284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3.698cm" svg:height="1.651cm" svg:x="2.513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57cm" svg:height="1.016cm" svg:x="2.286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1.557cm" svg:x="1.016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66cm" svg:height="1.397cm" svg:x="13.843cm" svg:y="0.6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811cm" svg:height="1.208cm" svg:x="11.584cm" svg:y="0.724cm">
          <draw:text-box>
            <text:p text:style-name="P3"><text:span text:style-name="T1">STAR-FLEET PERSONNEL MANAGER</text:span></text:p>
          </draw:text-box>
        </draw:frame>
        <draw:path draw:style-name="gr6" draw:text-style-name="P1" draw:layer="layout" svg:width="2.516cm" svg:height="1.015cm" svg:x="1.016cm" svg:y="0.762cm" svg:viewBox="0 0 2517 1016" svg:d="M0 1016c113-591 620-1016 1258-1016 639 0 1145 425 1259 1016z">
          <text:p/>
        </draw:path>
        <draw:custom-shape draw:style-name="gr8" draw:text-style-name="P6" draw:layer="layout" svg:width="3.048cm" svg:height="1.143cm" svg:x="1.016cm" svg:y="4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048cm" svg:height="1.143cm" svg:x="1.016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48cm" svg:height="1.778cm" svg:x="1.016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048cm" svg:height="0.762cm" svg:x="1.016cm" svg:y="3.4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8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10.03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286cm" svg:height="0.889cm" svg:x="1.778cm" svg:y="4.318cm">
          <draw:text-box>
            <text:p text:style-name="P8"><text:span text:style-name="T2">New crewman</text:span></text:p>
          </draw:text-box>
        </draw:frame>
        <draw:frame draw:style-name="gr12" draw:text-style-name="P9" draw:layer="layout" svg:width="2.286cm" svg:height="0.889cm" svg:x="1.751cm" svg:y="5.515cm">
          <draw:text-box>
            <text:p text:style-name="P8"><text:span text:style-name="T2">New ship</text:span></text:p>
          </draw:text-box>
        </draw:frame>
        <draw:frame draw:style-name="gr13" draw:text-style-name="P10" draw:layer="layout" svg:width="2.794cm" svg:height="2.07cm" svg:x="1.27cm" svg:y="6.312cm">
          <draw:text-box>
            <text:p text:style-name="P8"><text:span text:style-name="T2">Assign crewman to the ship</text:span></text:p>
          </draw:text-box>
        </draw:frame>
        <draw:frame draw:style-name="gr13" draw:text-style-name="P10" draw:layer="layout" svg:width="2.794cm" svg:height="2.07cm" svg:x="1.27cm" svg:y="8.09cm">
          <draw:text-box>
            <text:p text:style-name="P8"><text:span text:style-name="T2">List all ships and crewmen</text:span></text:p>
          </draw:text-box>
        </draw:frame>
        <draw:frame draw:style-name="gr13" draw:text-style-name="P10" draw:layer="layout" svg:width="2.794cm" svg:height="2.07cm" svg:x="1.27cm" svg:y="9.779cm">
          <draw:text-box>
            <text:p text:style-name="P8"><text:span text:style-name="T2">Find ship of specified crewman</text:span></text:p>
          </draw:text-box>
        </draw:frame>
        <draw:path draw:style-name="gr14" draw:text-style-name="P1" draw:layer="layout" svg:width="3.047cm" svg:height="3.047cm" svg:x="1.016cm" svg:y="11.938cm" svg:viewBox="0 0 3048 3048" svg:d="M1524 0c864 0 1524 660 1524 1524s-660 1524-1524 1524-1524-660-1524-1524 660-1524 1524-1524z">
          <text:p/>
        </draw:path>
        <draw:path draw:style-name="gr15" draw:text-style-name="P1" draw:layer="layout" svg:width="1.014cm" svg:height="1.015cm" svg:x="26.035cm" svg:y="0.762cm" svg:viewBox="0 0 1015 1016" svg:d="M1015 541c-16 272-230 475-507 475-288 0-508-220-508-508s220-508 508-508c277 0 491 203 507 475z">
          <text:p/>
        </draw:path>
        <draw:custom-shape draw:style-name="gr10" draw:text-style-name="P7" draw:layer="layout" svg:width="3.048cm" svg:height="0.762cm" svg:x="1.016cm" svg:y="11.811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1.65cm" svg:height="1.65cm" svg:x="25.399cm" svg:y="13.334cm" svg:viewBox="0 0 1651 1651" svg:d="M825 0c468 0 826 357 826 825s-358 826-826 826-825-358-825-826 357-825 825-825z">
          <text:p/>
        </draw:path>
        <draw:custom-shape draw:style-name="gr34" draw:text-style-name="P11" draw:layer="layout" svg:width="2.794cm" svg:height="1.651cm" svg:x="22.987cm" svg:y="13.33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032cm" svg:height="1.208cm" svg:x="23.368cm" svg:y="13.589cm">
          <draw:text-box>
            <text:p text:style-name="P3"><text:span text:style-name="T1">EXIT</text:span></text:p>
          </draw:text-box>
        </draw:frame>
        <draw:path draw:style-name="gr35" draw:text-style-name="P1" draw:layer="layout" svg:width="1.142cm" svg:height="0.633cm" svg:x="23.749cm" svg:y="11.557cm" svg:viewBox="0 0 1143 634" svg:d="M4 0c-2 21-3 42-3 63 0 312 229 554 536 571h-537v-634zM1143 0v28c-1-9-1-19-2-28zM1143 98v536h-536c295-16 520-241 536-536z">
          <text:p/>
        </draw:path>
      </draw:page>
      <draw:page draw:name="page3" draw:style-name="dp1" draw:master-page-name="Default">
        <draw:custom-shape draw:style-name="gr1" draw:text-style-name="P1" draw:layer="layout" svg:width="23.698cm" svg:height="1.651cm" svg:x="2.513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57cm" svg:height="1.016cm" svg:x="2.286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1.557cm" svg:x="1.016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66cm" svg:height="1.397cm" svg:x="13.843cm" svg:y="0.6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811cm" svg:height="1.208cm" svg:x="11.584cm" svg:y="0.724cm">
          <draw:text-box>
            <text:p text:style-name="P3"><text:span text:style-name="T1">STAR-FLEET PERSONNEL MANAGER</text:span></text:p>
          </draw:text-box>
        </draw:frame>
        <draw:path draw:style-name="gr6" draw:text-style-name="P1" draw:layer="layout" svg:width="2.516cm" svg:height="1.015cm" svg:x="1.016cm" svg:y="0.762cm" svg:viewBox="0 0 2517 1016" svg:d="M0 1016c113-591 620-1016 1258-1016 639 0 1145 425 1259 1016z">
          <text:p/>
        </draw:path>
        <draw:custom-shape draw:style-name="gr8" draw:text-style-name="P6" draw:layer="layout" svg:width="3.048cm" svg:height="1.143cm" svg:x="1.016cm" svg:y="4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1.143cm" svg:x="1.016cm" svg:y="5.3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3.048cm" svg:height="1.778cm" svg:x="1.016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048cm" svg:height="0.762cm" svg:x="1.016cm" svg:y="3.4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8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10.03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286cm" svg:height="0.889cm" svg:x="1.778cm" svg:y="4.318cm">
          <draw:text-box>
            <text:p text:style-name="P8"><text:span text:style-name="T2">New crewman</text:span></text:p>
          </draw:text-box>
        </draw:frame>
        <draw:frame draw:style-name="gr12" draw:text-style-name="P9" draw:layer="layout" svg:width="2.286cm" svg:height="0.889cm" svg:x="1.751cm" svg:y="5.515cm">
          <draw:text-box>
            <text:p text:style-name="P8"><text:span text:style-name="T2">New ship</text:span></text:p>
          </draw:text-box>
        </draw:frame>
        <draw:frame draw:style-name="gr13" draw:text-style-name="P10" draw:layer="layout" svg:width="2.794cm" svg:height="2.07cm" svg:x="1.27cm" svg:y="6.312cm">
          <draw:text-box>
            <text:p text:style-name="P8"><text:span text:style-name="T2">Assign crewman to the ship</text:span></text:p>
          </draw:text-box>
        </draw:frame>
        <draw:frame draw:style-name="gr13" draw:text-style-name="P10" draw:layer="layout" svg:width="2.794cm" svg:height="2.07cm" svg:x="1.27cm" svg:y="8.09cm">
          <draw:text-box>
            <text:p text:style-name="P8"><text:span text:style-name="T2">List all ships and crewmen</text:span></text:p>
          </draw:text-box>
        </draw:frame>
        <draw:frame draw:style-name="gr13" draw:text-style-name="P10" draw:layer="layout" svg:width="2.794cm" svg:height="2.07cm" svg:x="1.27cm" svg:y="9.779cm">
          <draw:text-box>
            <text:p text:style-name="P8"><text:span text:style-name="T2">Find ship of specified crewman</text:span></text:p>
          </draw:text-box>
        </draw:frame>
        <draw:path draw:style-name="gr14" draw:text-style-name="P1" draw:layer="layout" svg:width="3.047cm" svg:height="3.047cm" svg:x="1.016cm" svg:y="11.938cm" svg:viewBox="0 0 3048 3048" svg:d="M1524 0c864 0 1524 660 1524 1524s-660 1524-1524 1524-1524-660-1524-1524 660-1524 1524-1524z">
          <text:p/>
        </draw:path>
        <draw:path draw:style-name="gr15" draw:text-style-name="P1" draw:layer="layout" svg:width="1.014cm" svg:height="1.015cm" svg:x="26.035cm" svg:y="0.762cm" svg:viewBox="0 0 1015 1016" svg:d="M1015 541c-16 272-230 475-507 475-288 0-508-220-508-508s220-508 508-508c277 0 491 203 507 475z">
          <text:p/>
        </draw:path>
        <draw:custom-shape draw:style-name="gr10" draw:text-style-name="P7" draw:layer="layout" svg:width="3.048cm" svg:height="0.762cm" svg:x="1.016cm" svg:y="11.811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1.65cm" svg:height="1.65cm" svg:x="25.399cm" svg:y="13.334cm" svg:viewBox="0 0 1651 1651" svg:d="M825 0c468 0 826 357 826 825s-358 826-826 826-825-358-825-826 357-825 825-825z">
          <text:p/>
        </draw:path>
        <draw:custom-shape draw:style-name="gr34" draw:text-style-name="P11" draw:layer="layout" svg:width="2.794cm" svg:height="1.651cm" svg:x="22.987cm" svg:y="13.33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032cm" svg:height="1.208cm" svg:x="23.368cm" svg:y="13.589cm">
          <draw:text-box>
            <text:p text:style-name="P3"><text:span text:style-name="T1">EXIT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3.698cm" svg:height="1.651cm" svg:x="2.513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57cm" svg:height="1.016cm" svg:x="2.286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1.557cm" svg:x="1.016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66cm" svg:height="1.397cm" svg:x="13.843cm" svg:y="0.6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811cm" svg:height="1.208cm" svg:x="11.584cm" svg:y="0.724cm">
          <draw:text-box>
            <text:p text:style-name="P3"><text:span text:style-name="T1">STAR-FLEET PERSONNEL MANAGER</text:span></text:p>
          </draw:text-box>
        </draw:frame>
        <draw:path draw:style-name="gr6" draw:text-style-name="P1" draw:layer="layout" svg:width="2.516cm" svg:height="1.015cm" svg:x="1.016cm" svg:y="0.762cm" svg:viewBox="0 0 2517 1016" svg:d="M0 1016c113-591 620-1016 1258-1016 639 0 1145 425 1259 1016z">
          <text:p/>
        </draw:path>
        <draw:custom-shape draw:style-name="gr8" draw:text-style-name="P6" draw:layer="layout" svg:width="3.048cm" svg:height="1.143cm" svg:x="1.016cm" svg:y="4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1.143cm" svg:x="1.016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48cm" svg:height="1.778cm" svg:x="1.016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048cm" svg:height="0.762cm" svg:x="1.016cm" svg:y="3.42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3.048cm" svg:height="1.778cm" svg:x="1.016cm" svg:y="8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10.03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286cm" svg:height="0.889cm" svg:x="1.778cm" svg:y="4.318cm">
          <draw:text-box>
            <text:p text:style-name="P8"><text:span text:style-name="T2">New crewman</text:span></text:p>
          </draw:text-box>
        </draw:frame>
        <draw:frame draw:style-name="gr12" draw:text-style-name="P9" draw:layer="layout" svg:width="2.286cm" svg:height="0.889cm" svg:x="1.751cm" svg:y="5.515cm">
          <draw:text-box>
            <text:p text:style-name="P8"><text:span text:style-name="T2">New ship</text:span></text:p>
          </draw:text-box>
        </draw:frame>
        <draw:frame draw:style-name="gr13" draw:text-style-name="P10" draw:layer="layout" svg:width="2.794cm" svg:height="2.07cm" svg:x="1.27cm" svg:y="6.312cm">
          <draw:text-box>
            <text:p text:style-name="P8"><text:span text:style-name="T2">Assign crewman to the ship</text:span></text:p>
          </draw:text-box>
        </draw:frame>
        <draw:frame draw:style-name="gr13" draw:text-style-name="P10" draw:layer="layout" svg:width="2.794cm" svg:height="2.07cm" svg:x="1.27cm" svg:y="8.09cm">
          <draw:text-box>
            <text:p text:style-name="P8"><text:span text:style-name="T2">List all ships and crewmen</text:span></text:p>
          </draw:text-box>
        </draw:frame>
        <draw:frame draw:style-name="gr13" draw:text-style-name="P10" draw:layer="layout" svg:width="2.794cm" svg:height="2.07cm" svg:x="1.27cm" svg:y="9.779cm">
          <draw:text-box>
            <text:p text:style-name="P8"><text:span text:style-name="T2">Find ship of specified crewman</text:span></text:p>
          </draw:text-box>
        </draw:frame>
        <draw:path draw:style-name="gr14" draw:text-style-name="P1" draw:layer="layout" svg:width="3.047cm" svg:height="3.047cm" svg:x="1.016cm" svg:y="11.938cm" svg:viewBox="0 0 3048 3048" svg:d="M1524 0c864 0 1524 660 1524 1524s-660 1524-1524 1524-1524-660-1524-1524 660-1524 1524-1524z">
          <text:p/>
        </draw:path>
        <draw:path draw:style-name="gr15" draw:text-style-name="P1" draw:layer="layout" svg:width="1.014cm" svg:height="1.015cm" svg:x="26.035cm" svg:y="0.762cm" svg:viewBox="0 0 1015 1016" svg:d="M1015 541c-16 272-230 475-507 475-288 0-508-220-508-508s220-508 508-508c277 0 491 203 507 475z">
          <text:p/>
        </draw:path>
        <draw:custom-shape draw:style-name="gr10" draw:text-style-name="P7" draw:layer="layout" svg:width="3.048cm" svg:height="0.762cm" svg:x="1.016cm" svg:y="11.811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1.65cm" svg:height="1.65cm" svg:x="25.399cm" svg:y="13.334cm" svg:viewBox="0 0 1651 1651" svg:d="M825 0c468 0 826 357 826 825s-358 826-826 826-825-358-825-826 357-825 825-825z">
          <text:p/>
        </draw:path>
        <draw:custom-shape draw:style-name="gr34" draw:text-style-name="P11" draw:layer="layout" svg:width="2.794cm" svg:height="1.651cm" svg:x="22.987cm" svg:y="13.33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032cm" svg:height="1.208cm" svg:x="23.368cm" svg:y="13.589cm">
          <draw:text-box>
            <text:p text:style-name="P3"><text:span text:style-name="T1">EXIT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3.698cm" svg:height="1.651cm" svg:x="2.513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57cm" svg:height="1.016cm" svg:x="2.286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1.557cm" svg:x="1.016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66cm" svg:height="1.397cm" svg:x="13.843cm" svg:y="0.6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811cm" svg:height="1.208cm" svg:x="11.584cm" svg:y="0.724cm">
          <draw:text-box>
            <text:p text:style-name="P3"><text:span text:style-name="T1">STAR-FLEET PERSONNEL MANAGER</text:span></text:p>
          </draw:text-box>
        </draw:frame>
        <draw:path draw:style-name="gr6" draw:text-style-name="P1" draw:layer="layout" svg:width="2.516cm" svg:height="1.015cm" svg:x="1.016cm" svg:y="0.762cm" svg:viewBox="0 0 2517 1016" svg:d="M0 1016c113-591 620-1016 1258-1016 639 0 1145 425 1259 1016z">
          <text:p/>
        </draw:path>
        <draw:custom-shape draw:style-name="gr8" draw:text-style-name="P6" draw:layer="layout" svg:width="3.048cm" svg:height="1.143cm" svg:x="1.016cm" svg:y="4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1.143cm" svg:x="1.016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48cm" svg:height="1.778cm" svg:x="1.016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048cm" svg:height="0.762cm" svg:x="1.016cm" svg:y="3.4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778cm" svg:x="1.016cm" svg:y="8.2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3.048cm" svg:height="1.778cm" svg:x="1.016cm" svg:y="10.03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286cm" svg:height="0.889cm" svg:x="1.778cm" svg:y="4.318cm">
          <draw:text-box>
            <text:p text:style-name="P8"><text:span text:style-name="T2">New crewman</text:span></text:p>
          </draw:text-box>
        </draw:frame>
        <draw:frame draw:style-name="gr12" draw:text-style-name="P9" draw:layer="layout" svg:width="2.286cm" svg:height="0.889cm" svg:x="1.751cm" svg:y="5.515cm">
          <draw:text-box>
            <text:p text:style-name="P8"><text:span text:style-name="T2">New ship</text:span></text:p>
          </draw:text-box>
        </draw:frame>
        <draw:frame draw:style-name="gr13" draw:text-style-name="P10" draw:layer="layout" svg:width="2.794cm" svg:height="2.07cm" svg:x="1.27cm" svg:y="6.312cm">
          <draw:text-box>
            <text:p text:style-name="P8"><text:span text:style-name="T2">Assign crewman to the ship</text:span></text:p>
          </draw:text-box>
        </draw:frame>
        <draw:frame draw:style-name="gr13" draw:text-style-name="P10" draw:layer="layout" svg:width="2.794cm" svg:height="2.07cm" svg:x="1.27cm" svg:y="8.09cm">
          <draw:text-box>
            <text:p text:style-name="P8"><text:span text:style-name="T2">List all ships and crewmen</text:span></text:p>
          </draw:text-box>
        </draw:frame>
        <draw:frame draw:style-name="gr13" draw:text-style-name="P10" draw:layer="layout" svg:width="2.794cm" svg:height="2.07cm" svg:x="1.27cm" svg:y="9.779cm">
          <draw:text-box>
            <text:p text:style-name="P8"><text:span text:style-name="T2">Find ship of specified crewman</text:span></text:p>
          </draw:text-box>
        </draw:frame>
        <draw:path draw:style-name="gr14" draw:text-style-name="P1" draw:layer="layout" svg:width="3.047cm" svg:height="3.047cm" svg:x="1.016cm" svg:y="11.938cm" svg:viewBox="0 0 3048 3048" svg:d="M1524 0c864 0 1524 660 1524 1524s-660 1524-1524 1524-1524-660-1524-1524 660-1524 1524-1524z">
          <text:p/>
        </draw:path>
        <draw:path draw:style-name="gr15" draw:text-style-name="P1" draw:layer="layout" svg:width="1.014cm" svg:height="1.015cm" svg:x="26.035cm" svg:y="0.762cm" svg:viewBox="0 0 1015 1016" svg:d="M1015 541c-16 272-230 475-507 475-288 0-508-220-508-508s220-508 508-508c277 0 491 203 507 475z">
          <text:p/>
        </draw:path>
        <draw:custom-shape draw:style-name="gr10" draw:text-style-name="P7" draw:layer="layout" svg:width="3.048cm" svg:height="0.762cm" svg:x="1.016cm" svg:y="11.811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1.65cm" svg:height="1.65cm" svg:x="25.399cm" svg:y="13.334cm" svg:viewBox="0 0 1651 1651" svg:d="M825 0c468 0 826 357 826 825s-358 826-826 826-825-358-825-826 357-825 825-825z">
          <text:p/>
        </draw:path>
        <draw:custom-shape draw:style-name="gr34" draw:text-style-name="P11" draw:layer="layout" svg:width="2.794cm" svg:height="1.651cm" svg:x="22.987cm" svg:y="13.33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032cm" svg:height="1.208cm" svg:x="23.368cm" svg:y="13.589cm">
          <draw:text-box>
            <text:p text:style-name="P3"><text:span text:style-name="T1">EX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wiss911 UCm BT" svg:font-family="'Swiss911 UCm B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" draw:style="linear" draw:start-color="#000000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08:26:20.003534532</meta:creation-date>
    <dc:date>2018-03-07T10:43:29.258097146</dc:date>
    <meta:editing-duration>PT2H4M17S</meta:editing-duration>
    <meta:editing-cycles>27</meta:editing-cycles>
    <meta:generator>LibreOffice/6.0.2.1.0$Linux_X86_64 LibreOffice_project/00m0$Build-1</meta:generator>
    <meta:document-statistic meta:object-count="140"/>
  </office:meta>
</office:document-meta>
</file>